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7112" calcext:value-type="float">
            <text:p>77.4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8552" calcext:value-type="float">
            <text:p>77.5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9488" calcext:value-type="float">
            <text:p>78.1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4184" calcext:value-type="float">
            <text:p>78.4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6336" calcext:value-type="float">
            <text:p>78.1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2456" calcext:value-type="float">
            <text:p>77.5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4168" calcext:value-type="float">
            <text:p>77.5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1016" calcext:value-type="float">
            <text:p>77.4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2728" calcext:value-type="float">
            <text:p>77.4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5312" calcext:value-type="float">
            <text:p>78.3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1136" calcext:value-type="float">
            <text:p>78.4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652" calcext:value-type="float">
            <text:p>78.8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0112" calcext:value-type="float">
            <text:p>78.6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1512" calcext:value-type="float">
            <text:p>78.3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788" calcext:value-type="float">
            <text:p>78.2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124" calcext:value-type="float">
            <text:p>78.5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7712" calcext:value-type="float">
            <text:p>78.4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2056" calcext:value-type="float">
            <text:p>78.1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0512" calcext:value-type="float">
            <text:p>78.0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1576" calcext:value-type="float">
            <text:p>78.1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2352" calcext:value-type="float">
            <text:p>77.4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4176" calcext:value-type="float">
            <text:p>76.0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5704" calcext:value-type="float">
            <text:p>75.3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5016" calcext:value-type="float">
            <text:p>75.1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604" calcext:value-type="float">
            <text:p>74.9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8672" calcext:value-type="float">
            <text:p>74.7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4768" calcext:value-type="float">
            <text:p>74.7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2744" calcext:value-type="float">
            <text:p>74.5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0864" calcext:value-type="float">
            <text:p>74.7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0904" calcext:value-type="float">
            <text:p>75.0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7856" calcext:value-type="float">
            <text:p>75.0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5624" calcext:value-type="float">
            <text:p>74.7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844" calcext:value-type="float">
            <text:p>75.1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5016" calcext:value-type="float">
            <text:p>75.1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2216" calcext:value-type="float">
            <text:p>75.6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7728" calcext:value-type="float">
            <text:p>75.5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66" calcext:value-type="float">
            <text:p>75.6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4512" calcext:value-type="float">
            <text:p>75.7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3072" calcext:value-type="float">
            <text:p>75.6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0736" calcext:value-type="float">
            <text:p>75.2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228" calcext:value-type="float">
            <text:p>75.3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8272" calcext:value-type="float">
            <text:p>75.3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7544" calcext:value-type="float">
            <text:p>74.8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4912" calcext:value-type="float">
            <text:p>75.1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4992" calcext:value-type="float">
            <text:p>75.7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652" calcext:value-type="float">
            <text:p>75.0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8192" calcext:value-type="float">
            <text:p>74.6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5728" calcext:value-type="float">
            <text:p>74.7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3408" calcext:value-type="float">
            <text:p>75.2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1552" calcext:value-type="float">
            <text:p>74.9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7544" calcext:value-type="float">
            <text:p>74.8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4248" calcext:value-type="float">
            <text:p>74.3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4728" calcext:value-type="float">
            <text:p>74.4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0344" calcext:value-type="float">
            <text:p>74.3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26" calcext:value-type="float">
            <text:p>74.1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2872" calcext:value-type="float">
            <text:p>74.0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452" calcext:value-type="float">
            <text:p>74.2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0136" calcext:value-type="float">
            <text:p>74.2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5272" calcext:value-type="float">
            <text:p>74.1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5816" calcext:value-type="float">
            <text:p>73.9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4168" calcext:value-type="float">
            <text:p>73.7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3896" calcext:value-type="float">
            <text:p>73.8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1" calcext:value-type="float">
            <text:p>72.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9624" calcext:value-type="float">
            <text:p>72.4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9664" calcext:value-type="float">
            <text:p>72.7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2728" calcext:value-type="float">
            <text:p>73.6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0056" calcext:value-type="float">
            <text:p>73.6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8248" calcext:value-type="float">
            <text:p>72.0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5848" calcext:value-type="float">
            <text:p>71.9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2592" calcext:value-type="float">
            <text:p>71.7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6496" calcext:value-type="float">
            <text:p>71.7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2592" calcext:value-type="float">
            <text:p>71.7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4032" calcext:value-type="float">
            <text:p>71.8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2424" calcext:value-type="float">
            <text:p>71.9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0608" calcext:value-type="float">
            <text:p>71.9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5952" calcext:value-type="float">
            <text:p>72.0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5744" calcext:value-type="float">
            <text:p>71.8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66" calcext:value-type="float">
            <text:p>71.8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5952" calcext:value-type="float">
            <text:p>72.0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1" calcext:value-type="float">
            <text:p>72.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2296" calcext:value-type="float">
            <text:p>72.4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4616" calcext:value-type="float">
            <text:p>71.9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1464" calcext:value-type="float">
            <text:p>71.9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4888" calcext:value-type="float">
            <text:p>71.8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5264" calcext:value-type="float">
            <text:p>71.8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66" calcext:value-type="float">
            <text:p>71.8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4136" calcext:value-type="float">
            <text:p>71.9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7288" calcext:value-type="float">
            <text:p>72.0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4512" calcext:value-type="float">
            <text:p>71.9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516" calcext:value-type="float">
            <text:p>71.7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5808" calcext:value-type="float">
            <text:p>71.6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1696" calcext:value-type="float">
            <text:p>71.4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1216" calcext:value-type="float">
            <text:p>71.4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984" calcext:value-type="float">
            <text:p>71.4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984" calcext:value-type="float">
            <text:p>71.4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084" calcext:value-type="float">
            <text:p>71.4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1696" calcext:value-type="float">
            <text:p>71.4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9504" calcext:value-type="float">
            <text:p>71.4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024" calcext:value-type="float">
            <text:p>71.4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7688" calcext:value-type="float">
            <text:p>71.4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4808" calcext:value-type="float">
            <text:p>71.2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6896" calcext:value-type="float">
            <text:p>71.1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4704" calcext:value-type="float">
            <text:p>71.1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6688" calcext:value-type="float">
            <text:p>71.0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7816" calcext:value-type="float">
            <text:p>70.9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2784" calcext:value-type="float">
            <text:p>71.0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1656" calcext:value-type="float">
            <text:p>71.1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9632" calcext:value-type="float">
            <text:p>70.9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3056" calcext:value-type="float">
            <text:p>70.9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0384" calcext:value-type="float">
            <text:p>70.8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5376" calcext:value-type="float">
            <text:p>70.4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8048" calcext:value-type="float">
            <text:p>70.4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7568" calcext:value-type="float">
            <text:p>70.4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2976" calcext:value-type="float">
            <text:p>70.2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7424" calcext:value-type="float">
            <text:p>70.0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1056" calcext:value-type="float">
            <text:p>70.1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6336" calcext:value-type="float">
            <text:p>70.5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8048" calcext:value-type="float">
            <text:p>70.4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2872" calcext:value-type="float">
            <text:p>70.2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5816" calcext:value-type="float">
            <text:p>70.1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8384" calcext:value-type="float">
            <text:p>70.1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4776" calcext:value-type="float">
            <text:p>69.4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1352" calcext:value-type="float">
            <text:p>69.4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0312" calcext:value-type="float">
            <text:p>68.7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9688" calcext:value-type="float">
            <text:p>68.3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708" calcext:value-type="float">
            <text:p>68.0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2008" calcext:value-type="float">
            <text:p>67.8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3616" calcext:value-type="float">
            <text:p>67.7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468" calcext:value-type="float">
            <text:p>67.9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0296" calcext:value-type="float">
            <text:p>67.9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3992" calcext:value-type="float">
            <text:p>67.7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5976" calcext:value-type="float">
            <text:p>67.6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6792" calcext:value-type="float">
            <text:p>67.2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6376" calcext:value-type="float">
            <text:p>67.0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8568" calcext:value-type="float">
            <text:p>67.0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3392" calcext:value-type="float">
            <text:p>66.7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3352" calcext:value-type="float">
            <text:p>66.4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5128" calcext:value-type="float">
            <text:p>66.1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3312" calcext:value-type="float">
            <text:p>66.1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8072" calcext:value-type="float">
            <text:p>66.1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9032" calcext:value-type="float">
            <text:p>66.1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9032" calcext:value-type="float">
            <text:p>66.1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636" calcext:value-type="float">
            <text:p>66.1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8176" calcext:value-type="float">
            <text:p>66.1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5984" calcext:value-type="float">
            <text:p>66.1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4856" calcext:value-type="float">
            <text:p>66.2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0472" calcext:value-type="float">
            <text:p>66.2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3872" calcext:value-type="float">
            <text:p>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6168" calcext:value-type="float">
            <text:p>66.8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9216" calcext:value-type="float">
            <text:p>66.8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7128" calcext:value-type="float">
            <text:p>66.9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3976" calcext:value-type="float">
            <text:p>66.8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8464" calcext:value-type="float">
            <text:p>66.9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3224" calcext:value-type="float">
            <text:p>66.9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7608" calcext:value-type="float">
            <text:p>66.9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6856" calcext:value-type="float">
            <text:p>67.0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9904" calcext:value-type="float">
            <text:p>67.0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8088" calcext:value-type="float">
            <text:p>66.9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364" calcext:value-type="float">
            <text:p>67.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6584" calcext:value-type="float">
            <text:p>67.1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7208" calcext:value-type="float">
            <text:p>67.5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0088" calcext:value-type="float">
            <text:p>67.7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2864" calcext:value-type="float">
            <text:p>67.8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7248" calcext:value-type="float">
            <text:p>67.8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516" calcext:value-type="float">
            <text:p>67.9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8584" calcext:value-type="float">
            <text:p>67.9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5536" calcext:value-type="float">
            <text:p>67.9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8584" calcext:value-type="float">
            <text:p>67.9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2824" calcext:value-type="float">
            <text:p>67.5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5016" calcext:value-type="float">
            <text:p>67.5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0152" calcext:value-type="float">
            <text:p>67.5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5976" calcext:value-type="float">
            <text:p>67.6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892" calcext:value-type="float">
            <text:p>67.5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4744" calcext:value-type="float">
            <text:p>67.6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8376" calcext:value-type="float">
            <text:p>67.7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1632" calcext:value-type="float">
            <text:p>67.9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7456" calcext:value-type="float">
            <text:p>68.0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2904" calcext:value-type="float">
            <text:p>68.1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8144" calcext:value-type="float">
            <text:p>68.2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0336" calcext:value-type="float">
            <text:p>68.2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2152" calcext:value-type="float">
            <text:p>68.2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6744" calcext:value-type="float">
            <text:p>68.4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2192" calcext:value-type="float">
            <text:p>68.5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6408" calcext:value-type="float">
            <text:p>68.7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6992" calcext:value-type="float">
            <text:p>68.8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2984" calcext:value-type="float">
            <text:p>68.8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1272" calcext:value-type="float">
            <text:p>68.8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8704" calcext:value-type="float">
            <text:p>68.8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3088" calcext:value-type="float">
            <text:p>68.9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8328" calcext:value-type="float">
            <text:p>68.9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0896" calcext:value-type="float">
            <text:p>68.8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0896" calcext:value-type="float">
            <text:p>68.8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052" calcext:value-type="float">
            <text:p>68.9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956" calcext:value-type="float">
            <text:p>68.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956" calcext:value-type="float">
            <text:p>68.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8976" calcext:value-type="float">
            <text:p>68.7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1544" calcext:value-type="float">
            <text:p>68.7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1064" calcext:value-type="float">
            <text:p>68.7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632" calcext:value-type="float">
            <text:p>68.6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488" calcext:value-type="float">
            <text:p>68.6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0104" calcext:value-type="float">
            <text:p>68.6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6576" calcext:value-type="float">
            <text:p>68.6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8288" calcext:value-type="float">
            <text:p>68.5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6472" calcext:value-type="float">
            <text:p>68.5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2088" calcext:value-type="float">
            <text:p>68.5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428" calcext:value-type="float">
            <text:p>68.5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2568" calcext:value-type="float">
            <text:p>68.5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5992" calcext:value-type="float">
            <text:p>68.5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1984" calcext:value-type="float">
            <text:p>68.4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8728" calcext:value-type="float">
            <text:p>68.3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3864" calcext:value-type="float">
            <text:p>68.2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6808" calcext:value-type="float">
            <text:p>68.1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9272" calcext:value-type="float">
            <text:p>68.0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1152" calcext:value-type="float">
            <text:p>67.8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8416" calcext:value-type="float">
            <text:p>68.0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8728" calcext:value-type="float">
            <text:p>68.3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9312" calcext:value-type="float">
            <text:p>68.4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8456" calcext:value-type="float">
            <text:p>68.4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1024" calcext:value-type="float">
            <text:p>68.3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3968" calcext:value-type="float">
            <text:p>68.3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0712" calcext:value-type="float">
            <text:p>68.1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3928" calcext:value-type="float">
            <text:p>68.0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3928" calcext:value-type="float">
            <text:p>68.0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468" calcext:value-type="float">
            <text:p>67.9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0296" calcext:value-type="float">
            <text:p>67.9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0024" calcext:value-type="float">
            <text:p>68.0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612" calcext:value-type="float">
            <text:p>68.0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4888" calcext:value-type="float">
            <text:p>68.0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8896" calcext:value-type="float">
            <text:p>68.1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2904" calcext:value-type="float">
            <text:p>68.1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2048" calcext:value-type="float">
            <text:p>68.2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7768" calcext:value-type="float">
            <text:p>68.2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3112" calcext:value-type="float">
            <text:p>68.3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6744" calcext:value-type="float">
            <text:p>68.4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7328" calcext:value-type="float">
            <text:p>68.5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488" calcext:value-type="float">
            <text:p>68.6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1544" calcext:value-type="float">
            <text:p>68.7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9832" calcext:value-type="float">
            <text:p>68.7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6136" calcext:value-type="float">
            <text:p>68.9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872" calcext:value-type="float">
            <text:p>69.0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0832" calcext:value-type="float">
            <text:p>69.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0392" calcext:value-type="float">
            <text:p>69.4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2064" calcext:value-type="float">
            <text:p>69.0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0896" calcext:value-type="float">
            <text:p>68.8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0896" calcext:value-type="float">
            <text:p>68.8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3192" calcext:value-type="float">
            <text:p>68.9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0248" calcext:value-type="float">
            <text:p>69.0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1208" calcext:value-type="float">
            <text:p>69.1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4776" calcext:value-type="float">
            <text:p>69.4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7344" calcext:value-type="float">
            <text:p>69.4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6824" calcext:value-type="float">
            <text:p>69.0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4256" calcext:value-type="float">
            <text:p>69.1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7408" calcext:value-type="float">
            <text:p>69.1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5656" calcext:value-type="float">
            <text:p>68.8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2712" calcext:value-type="float">
            <text:p>68.9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9248" calcext:value-type="float">
            <text:p>68.6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9248" calcext:value-type="float">
            <text:p>68.6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8184" calcext:value-type="float">
            <text:p>68.5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1984" calcext:value-type="float">
            <text:p>68.4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3528" calcext:value-type="float">
            <text:p>68.6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9456" calcext:value-type="float">
            <text:p>68.7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9728" calcext:value-type="float">
            <text:p>68.6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3736" calcext:value-type="float">
            <text:p>68.7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0312" calcext:value-type="float">
            <text:p>68.7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1</text:p>
          </table:table-cell>
          <table:table-cell office:value-type="string" calcext:value-type="string">
            <text:p>28S 38W 21DDD 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4904" calcext:value-type="float">
            <text:p>68.9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90" meta:object-count="0"/>
    <meta:user-defined meta:name="AppVersion">3.0</meta:user-defined>
  </office:meta>
</office:document-meta>
</file>